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4.3957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ffff66"/>
      <style:text-properties style:font-name="Liberation Sans" style:font-name-asian="WenQuanYi Micro Hei" style:font-name-complex="FreeSans"/>
    </style:style>
    <style:style style:name="ce6" style:family="table-cell" style:parent-style-name="Default">
      <style:text-properties style:font-name="Liberation Sans" style:font-name-asian="WenQuanYi Micro Hei" style:font-name-complex="FreeSans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66"/>
    </style:style>
    <style:style style:name="ce9" style:family="table-cell" style:parent-style-name="Default" style:data-style-name="N104">
      <style:table-cell-properties fo:background-color="#00ae00"/>
    </style:style>
    <style:style style:name="ce10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11" style:family="table-cell" style:parent-style-name="Default" style:data-style-name="N104">
      <style:table-cell-properties fo:background-color="#cccccc"/>
    </style:style>
    <style:style style:name="ce12" style:family="table-cell" style:parent-style-name="Default" style:data-style-name="N104">
      <style:table-cell-properties fo:background-color="#ff3366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costs_re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Exported from diskohedron4w_revd.sch at 15/11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1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table:number-columns-repeated="2"/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F1</text:p>
          </table:table-cell>
          <table:table-cell table:number-columns-repeated="2" table:style-name="ce2" office:value-type="string">
            <text:p>FUSE</text:p>
          </table:table-cell>
          <table:table-cell table:style-name="ce9" office:value-type="currency" office:currency="USD" office:value="0.15">
            <text:p>$0.15</text:p>
          </table:table-cell>
          <table:table-cell table:style-name="ce13" office:value-type="float" office:value="1812">
            <text:p>1812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504-PTS181230V020</text:p>
          </table:table-cell>
          <table:table-cell table:style-name="ce2" office:value-type="string">
            <text:p>PTS181230V020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 office:value-type="currency" office:currency="USD" office:value="3">
            <text:p>$3.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par piece</text:p>
          </table:table-cell>
          <table:table-cell table:formula="of:=SUM([.D7:.D33])" office:value-type="currency" office:currency="USD" office:value="22.0012">
            <text:p>$22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30 pieces</text:p>
          </table:table-cell>
          <table:table-cell table:formula="of:=[.D36]*30" office:value-type="currency" office:currency="USD" office:value="660.036">
            <text:p>$660.04</text:p>
          </table:table-cell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6:.D42])" office:value-type="currency" office:currency="USD" office:value="825.4272">
            <text:p>$825.43</text:p>
          </table:table-cell>
          <table:table-cell table:number-columns-repeated="8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weight" table:style-name="ta1">
        <table:table-column table:style-name="co13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in g</text:p>
          </table:table-cell>
        </table:table-row>
        <table:table-row table:style-name="ro3">
          <table:table-cell office:value-type="string">
            <text:p>One module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30 pcs.</text:p>
          </table:table-cell>
          <table:table-cell table:formula="of:=[.B2]*30" office:value-type="float" office:value="6210">
            <text:p>6210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office:value-type="string">
            <text:p>Plastic Supply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3:.B5])" office:value-type="float" office:value="6535">
            <text:p>6535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sts_rev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Exported from diskohedron4w_revb.sch at 6/4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8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digikey 455-1663-ND</text:p>
          </table:table-cell>
          <table:table-cell table:style-name="ce2" office:value-type="string">
            <text:p>B8B-ZR(LF)(SN)</text:p>
          </table:table-cell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office:value-type="string">
            <text:p>4W RGBW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/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PLA-white 96g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/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office:value-type="string">
            <text:p>PCB Assembly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par piece</text:p>
          </table:table-cell>
          <table:table-cell table:formula="of:=SUM([.D7:.D34])" office:value-type="currency" office:currency="USD" office:value="12.4142">
            <text:p>$12.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30 pieces</text:p>
          </table:table-cell>
          <table:table-cell table:formula="of:=[.D35]*30" office:value-type="currency" office:currency="USD" office:value="372.426">
            <text:p>$372.43</text:p>
          </table:table-cell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5:.D41])" office:value-type="currency" office:currency="USD" office:value="528.2302">
            <text:p>$528.23</text:p>
          </table:table-cell>
          <table:table-cell table:number-columns-repeated="8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000-00-00T23:33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5T23:39:42</dc:date>
    <meta:generator>LibreOffice/4.0.3.3$Linux_X86_64 LibreOffice_project/400m0$Build-3</meta:generator>
    <meta:editing-duration>PT5H56M37S</meta:editing-duration>
    <meta:editing-cycles>8</meta:editing-cycles>
    <meta:document-statistic meta:table-count="3" meta:cell-count="403" meta:object-count="0"/>
  </office:meta>
</office:document-meta>
</file>